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000000" draw:marker-start-width="0.23cm" draw:marker-end-width="0.23cm" draw:fill="solid" draw:fill-color="#e6e6e6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789440" draw:marker-start-width="0.23cm" draw:marker-end-width="0.23cm" draw:fill="solid" draw:fill-color="#ebf1df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923931" draw:marker-start-width="0.23cm" draw:marker-end-width="0.23cm" draw:fill="solid" draw:fill-color="#f2dcda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5cm" svg:stroke-color="#7e649e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2cm" svg:stroke-color="#17355d" draw:marker-start-width="0.23cm" draw:marker-end-width="0.23cm" draw:fill="solid" draw:fill-color="#c6d8f0" draw:textarea-horizontal-align="justify" draw:textarea-vertical-align="middle" draw:auto-grow-height="false" fo:padding-top="0.135cm" fo:padding-bottom="0.135cm" fo:padding-left="0.26cm" fo:padding-right="0.26cm"/>
    </style:style>
    <style:style style:name="gr6" style:family="graphic" style:parent-style-name="standard">
      <style:graphic-properties draw:stroke="none" draw:fill="none" draw:fill-color="#c6d8f0" draw:textarea-horizontal-align="justify" draw:textarea-vertical-align="middle" draw:auto-grow-height="false"/>
    </style:style>
    <style:style style:name="gr7" style:family="graphic" style:parent-style-name="standard">
      <style:graphic-properties svg:stroke-color="#7e649e" draw:fill="solid" draw:fill-color="#7e649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2.2cm"/>
    </style:style>
    <style:style style:name="gr9" style:family="graphic" style:parent-style-name="standard">
      <style:graphic-properties svg:stroke-width="0.02cm" svg:stroke-color="#33a3a3" draw:marker-start-width="0.23cm" draw:marker-end-width="0.23cm" draw:fill="solid" draw:fill-color="#c9ffff" draw:textarea-horizontal-align="justify" draw:textarea-vertical-align="middle" draw:auto-grow-height="false" fo:padding-top="0.135cm" fo:padding-bottom="0.135cm" fo:padding-left="0.26cm" fo:padding-right="0.26cm"/>
    </style:style>
    <style:style style:name="gr1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2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789440" fo:font-size="11pt" style:font-size-asian="11pt" style:font-size-complex="11pt"/>
    </style:style>
    <style:style style:name="P3" style:family="paragraph">
      <style:paragraph-properties fo:text-align="center"/>
      <style:text-properties fo:color="#923931" fo:font-size="11pt" style:font-size-asian="11pt" style:font-size-complex="11pt"/>
    </style:style>
    <style:style style:name="P4" style:family="paragraph">
      <style:paragraph-properties fo:text-align="center"/>
      <style:text-properties fo:color="#17355d" fo:font-size="11pt" style:font-size-asian="11pt" style:font-size-complex="11pt"/>
    </style:style>
    <style:style style:name="P5" style:family="paragraph">
      <style:paragraph-properties fo:text-align="center"/>
      <style:text-properties fo:color="#7e649e" fo:font-size="9pt" style:font-size-asian="9pt" style:font-size-complex="9pt"/>
    </style:style>
    <style:style style:name="P6" style:family="paragraph">
      <style:paragraph-properties fo:text-align="center"/>
      <style:text-properties fo:color="#ffffff" fo:font-size="9pt" style:font-size-asian="9pt" style:font-size-complex="9pt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color="#198a8a"/>
    </style:style>
    <style:style style:name="P9" style:family="paragraph">
      <style:paragraph-properties fo:text-align="center"/>
      <style:text-properties fo:color="#198a8a" fo:font-size="11pt" style:font-size-asian="11pt" style:font-size-complex="11pt"/>
    </style:style>
    <style:style style:name="T1" style:family="text">
      <style:text-properties fo:color="#789440" fo:font-size="11pt" style:font-size-asian="11pt" style:font-size-complex="11pt"/>
    </style:style>
    <style:style style:name="T2" style:family="text">
      <style:text-properties fo:color="#923931" fo:font-size="11pt" style:font-size-asian="11pt" style:font-size-complex="11pt"/>
    </style:style>
    <style:style style:name="T3" style:family="text">
      <style:text-properties fo:color="#17355d" fo:font-size="11pt" style:font-size-asian="11pt" style:font-size-complex="11pt"/>
    </style:style>
    <style:style style:name="T4" style:family="text">
      <style:text-properties fo:color="#7e649e" fo:font-size="9pt" style:font-size-asian="9pt" style:font-size-complex="9pt"/>
    </style:style>
    <style:style style:name="T5" style:family="text">
      <style:text-properties fo:color="#ffffff" fo:font-size="9pt" style:font-size-asian="9pt" style:font-size-complex="9pt"/>
    </style:style>
    <style:style style:name="T6" style:family="text">
      <style:text-properties fo:color="#198a8a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6cm" svg:height="3.9cm" svg:x="9cm" svg:y="9.3cm">
          <text:p/>
        </draw:rect>
        <draw:custom-shape draw:style-name="gr2" draw:text-style-name="P2" draw:layer="layout" svg:width="2.2cm" svg:height="1cm" svg:x="9.1cm" svg:y="12.1cm">
          <text:p text:style-name="P1"><text:span text:style-name="T1">flinkLinux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3.2cm" svg:height="1.4cm" svg:x="3cm" svg:y="11.8cm">
          <text:p/>
        </draw:rect>
        <draw:custom-shape draw:style-name="gr3" draw:text-style-name="P3" draw:layer="layout" svg:width="3cm" svg:height="1cm" svg:x="3.1cm" svg:y="12.1cm">
          <text:p text:style-name="P1"><text:span text:style-name="T2">flinkvhdl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1cm" svg:y1="11.8cm" svg:x2="15.7cm" svg:y2="11.8cm">
          <text:p/>
        </draw:line>
        <draw:custom-shape draw:style-name="gr5" draw:text-style-name="P4" draw:layer="layout" svg:width="6.6cm" svg:height="1cm" svg:x="9.1cm" svg:y="9.4cm">
          <text:p text:style-name="P1"><text:span text:style-name="T3">Applic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4cm" svg:height="0.9cm" draw:transform="rotate (1.5707963267946) translate (15.7cm 13.2cm)">
          <text:p text:style-name="P1"><text:span text:style-name="T4">Kernel</text:span></text:p>
          <text:p text:style-name="P1"><text:span text:style-name="T4">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cm" svg:height="0.9cm" draw:transform="rotate (1.5707963267946) translate (15.7cm 11cm)">
          <text:p text:style-name="P1"><text:span text:style-name="T4">User</text:span></text:p>
          <text:p text:style-name="P1"><text:span text:style-name="T4">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.1cm" svg:height="0.4cm" svg:x="11.3cm" svg:y="11.6cm">
          <text:p text:style-name="P1"><text:span text:style-name="T5">Device-Node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3cm" svg:height="0.64cm" svg:x="2.8cm" svg:y="11.3cm">
          <draw:text-box>
            <text:p text:style-name="P7">FPGA</text:p>
          </draw:text-box>
        </draw:frame>
        <draw:custom-shape draw:style-name="gr2" draw:text-style-name="P2" draw:layer="layout" svg:width="2.2cm" svg:height="1cm" svg:x="11.3cm" svg:y="12.1cm">
          <text:p text:style-name="P1"><text:span text:style-name="T1">flinkQN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cm" svg:x="13.5cm" svg:y="12.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6cm" svg:height="1cm" svg:x="9.1cm" svg:y="10.5cm">
          <text:p text:style-name="P8"><text:span text:style-name="T6">flinkLib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4cm" svg:y1="12.6cm" svg:x2="8.8cm" svg:y2="12.6cm">
          <text:p/>
        </draw:line>
        <draw:frame draw:style-name="gr11" draw:text-style-name="P7" draw:layer="layout" svg:width="6.9cm" svg:height="0.963cm" svg:x="8.8cm" svg:y="8.8cm">
          <draw:text-box>
            <text:p text:style-name="P7">Controll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1cm" fo:margin-bottom="0.1cm" fo:margin-left="0.1cm" fo:margin-right="0.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09:47:50.900825194</meta:creation-date>
    <dc:date>2014-11-14T12:20:03.70</dc:date>
    <meta:editing-duration>PT3H28M40S</meta:editing-duration>
    <meta:editing-cycles>2</meta:editing-cycles>
    <meta:generator>OpenOffice.org/3.4.1$Win32 OpenOffice.org_project/341m1$Build-9593</meta:generator>
    <meta:document-statistic meta:object-count="15"/>
  </office:meta>
</office:document-meta>
</file>